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Template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ey {{ authname }}! </text:p>
            <text:p/>
            <text:p>We found your playlist &lt;a href="{{playurl}}"&gt;{{playname}}&lt;/a&gt; because it’s similar to music that we write. <text:s text:c="2"/></text:p>
            <text:p/>
            <text:p>We’ve got a song for you that we’d like you to consider adding to {{playname}}: </text:p>
            <text:p><text:s text:c="2"/></text:p>
            <text:p>&lt;a href="{{songurl}}"&gt;{{songname}}&lt;/a&gt; </text:p>
            <text:p/>
            <text:p>Hopefully, you enjoy it and it makes you wanna dance :-) 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y {{ authname }}! </text:p>
            <text:p/>
            <text:p>We love your playlist &lt;a href="{{playurl}}"&gt;{{playname}}&lt;/a&gt;! </text:p>
            <text:p/>
            <text:p>It has the same style of music that we write and we appreciate your love of the genre. We’ve got a song for you that we’d like you to consider adding to {{playname}}: </text:p>
            <text:p/>
            <text:p>&lt;a href="{{songurl}}"&gt;{{songname}}&lt;/a&gt; </text:p>
            <text:p/>
            <text:p>Thank you for supporting the scene. :-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ey {{ authname }}! </text:p>
            <text:p/>
            <text:p>Your playlist &lt;a href="{{playurl}}"&gt;{{playname}}&lt;/a&gt; is pretty awesome!. </text:p>
            <text:p/>
            <text:p>We’d like to propose one of our songs for you. Maybe you’ll consider adding it to {{playname}}:</text:p>
            <text:p><text:s text:c="2"/></text:p>
            <text:p>&lt;a href="{{songurl}}"&gt;{{songname}}&lt;/a&gt; </text:p>
            <text:p/>
            <text:p>Hopefully, you enjoy it and it makes you wanna dance :-)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1">2020-10-11</text:date>, <text:time>11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4:15:42.50</meta:creation-date>
    <dc:date>2020-10-11T11:38:10.17</dc:date>
    <meta:editing-duration>PT2H7M33S</meta:editing-duration>
    <meta:editing-cycles>17</meta:editing-cycles>
    <meta:generator>OpenOffice/4.1.6$Win32 OpenOffice.org_project/416m1$Build-9790</meta:generator>
    <meta:document-statistic meta:table-count="3" meta:cell-count="7" meta:object-count="0"/>
  </office:meta>
</office:document-meta>
</file>